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201700" officeooo:paragraph-rsid="00201700"/>
    </style:style>
    <style:style style:name="P2" style:family="paragraph" style:parent-style-name="Standard">
      <style:text-properties fo:font-weight="bold" officeooo:rsid="00201700" officeooo:paragraph-rsid="00201700" style:font-weight-asian="bold" style:font-weight-complex="bold"/>
    </style:style>
    <style:style style:name="P3" style:family="paragraph" style:parent-style-name="Standard">
      <style:text-properties fo:font-weight="bold" officeooo:rsid="00216310" officeooo:paragraph-rsid="00216310" style:font-weight-asian="bold" style:font-weight-complex="bold"/>
    </style:style>
    <style:style style:name="P4" style:family="paragraph" style:parent-style-name="Standard">
      <style:text-properties fo:font-weight="bold" officeooo:rsid="0025626b" officeooo:paragraph-rsid="0025626b" style:font-weight-asian="bold" style:font-weight-complex="bold"/>
    </style:style>
    <style:style style:name="P5" style:family="paragraph" style:parent-style-name="Standard">
      <style:text-properties officeooo:rsid="00216310" officeooo:paragraph-rsid="00201700"/>
    </style:style>
    <style:style style:name="P6" style:family="paragraph" style:parent-style-name="Standard">
      <style:text-properties officeooo:rsid="00216310" officeooo:paragraph-rsid="00216310"/>
    </style:style>
    <style:style style:name="P7" style:family="paragraph" style:parent-style-name="Standard">
      <style:text-properties officeooo:rsid="002251cc" officeooo:paragraph-rsid="002251cc"/>
    </style:style>
    <style:style style:name="P8" style:family="paragraph" style:parent-style-name="Standard">
      <style:text-properties officeooo:rsid="0022de5d" officeooo:paragraph-rsid="0022de5d"/>
    </style:style>
    <style:style style:name="P9" style:family="paragraph" style:parent-style-name="Standard">
      <style:text-properties officeooo:rsid="0024a5fd" officeooo:paragraph-rsid="0024a5fd"/>
    </style:style>
    <style:style style:name="P10" style:family="paragraph" style:parent-style-name="Standard">
      <style:text-properties officeooo:rsid="0024a5fd" officeooo:paragraph-rsid="0025626b"/>
    </style:style>
    <style:style style:name="P11" style:family="paragraph" style:parent-style-name="Standard">
      <style:text-properties officeooo:paragraph-rsid="0024a5fd"/>
    </style:style>
    <style:style style:name="P12" style:family="paragraph" style:parent-style-name="Standard">
      <style:text-properties officeooo:rsid="0025626b" officeooo:paragraph-rsid="0025626b"/>
    </style:style>
    <style:style style:name="T1" style:family="text">
      <style:text-properties style:text-position="super 58%"/>
    </style:style>
    <style:style style:name="T2" style:family="text">
      <style:text-properties style:text-position="super 58%" officeooo:rsid="0025626b"/>
    </style:style>
    <style:style style:name="T3" style:family="text">
      <style:text-properties fo:font-weight="normal" style:font-weight-asian="normal" style:font-weight-complex="normal"/>
    </style:style>
    <style:style style:name="T4" style:family="text">
      <style:text-properties fo:font-weight="normal" officeooo:rsid="00216310" style:font-weight-asian="normal" style:font-weight-complex="normal"/>
    </style:style>
    <style:style style:name="T5" style:family="text">
      <style:text-properties officeooo:rsid="00216310"/>
    </style:style>
    <style:style style:name="T6" style:family="text">
      <style:text-properties fo:font-weight="bold" style:font-weight-asian="bold" style:font-weight-complex="bold"/>
    </style:style>
    <style:style style:name="T7" style:family="text">
      <style:text-properties officeooo:rsid="002251cc"/>
    </style:style>
    <style:style style:name="T8" style:family="text">
      <style:text-properties officeooo:rsid="0022de5d"/>
    </style:style>
    <style:style style:name="T9" style:family="text">
      <style:text-properties officeooo:rsid="0024a5fd"/>
    </style:style>
    <style:style style:name="T10" style:family="text">
      <style:text-properties officeooo:rsid="002562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12 February 2014 transmission 13/14 Feb 2013</text:p>
      <text:p text:style-name="P2"/>
      <text:p text:style-name="P2">Introduction</text:p>
      <text:p text:style-name="P2"/>
      <text:p text:style-name="P2">News</text:p>
      <text:p text:style-name="P6"><text:span text:style-name="T6">Most of the news this month seems related to the government, one way or another.</text:span></text:p>
      <text:p text:style-name="P6"><text:span text:style-name="T6"/></text:p>
      <text:p text:style-name="P11"><text:span text:style-name="T9">The government launched Year of Code in which kids and adults are to be encouraged to learn how to code. <text:s/>The public face of Year of Code Lottie Dexter was grilled on Newsnight by Jeremy Paxman. <text:s/>It turned out she knew nothing about coding and hadn’t yet done her own one hour crash course, there was much derision online about this although I think they got the wrong target, Paxman showing disdain for the idea that he should know how a lightbulb works (I guess he doesn’t worry about his electric bills) and saying learning to speak Mandarin was more useful (because clearly there are more monolingual Chinese people in his studio than computers. <text:s/>Obviously)</text:span></text:p>
      <text:p text:style-name="P9"/>
      <text:p text:style-name="P11"><text:span text:style-name="T9">Dept of Work &amp; Pensions attempted to censor satire Jobcentre Plus twitter account </text:span>@UKJCP - <text:span text:style-name="T9">account suspended - got hold of brand manager’s complaint through FOI - account now back :-)</text:span></text:p>
      <text:p text:style-name="P11"/>
      <text:p text:style-name="P10">care.data again, <text:span text:style-name="T10">a war of words over whether it’s intrusive</text:span></text:p>
      <text:p text:style-name="P10"><text:span text:style-name="T10">only a few more days to opt out, get a form from medconfidential.org</text:span></text:p>
      <text:p text:style-name="P9"/>
      <text:p text:style-name="P9">There’s been some publicity about so called Copycat websites that charge you extra money for things like submitting your income tax, passport etc that you can do yourself, in many cases for free. <text:s/>The official I.T. stuff advice is quite simple. <text:s/>Never just go to whatever’s top of the list in Google. <text:s/>If it wants money, and it doesn’t end in .gov.uk, then it’s a ripoff. </text:p>
      <text:p text:style-name="P9"/>
      <text:p text:style-name="P11"><text:span text:style-name="T9">Family Filters came up yet again. <text:s/>They are blocking things they should not block, and not blocking things they should block, and there is no health in them. <text:s/>Claire Perry said on 28</text:span><text:span text:style-name="T2">th</text:span><text:span text:style-name="T10"> January that these filters are </text:span>“<text:span text:style-name="Emphasis">far better, far stronger, much more effective and will not overblock</text:span>”, <text:span text:style-name="T10">then <text:s/>three days later on 31</text:span><text:span text:style-name="T2">st</text:span><text:span text:style-name="T10"> january the government announced a committee that would investigate overblocking with the awesome power of bureaucracy!</text:span></text:p>
      <text:p text:style-name="P11"/>
      <text:p text:style-name="P9">Spooks and. <text:s/><text:span text:style-name="T10">Latest revelations include GCHQ using phone apps like Angry Birds, and photos on social media, to track people. </text:span>Don't Spy on Us campaign <text:span text:style-name="T10">launched Tuesday this week. <text:s/>Dan Bull had a new video check it out on Youtube </text:span></text:p>
      <text:p text:style-name="P9"/>
      <text:p text:style-name="P4">You’re listening to IT Stuff on BCB Radio - Logged In To Bradford</text:p>
      <text:p text:style-name="P2"/>
      <text:p text:style-name="P3">And now for something completely different - <text:span text:style-name="T10">from Angry Birds to </text:span>Flappy Bird!</text:p>
      <text:p text:style-name="P2"/>
      <text:p text:style-name="P6">If you don’t know what’s happened these last few days, the story goes like this.</text:p>
      <text:p text:style-name="P12">There was a game called Flappy Bird</text:p>
      <text:p text:style-name="P12">Quite crude, very addictive, and suddenly very very popular</text:p>
      <text:p text:style-name="P12">Its creator Dong Nguyen closed it down last Sunday because he didn’t like the fame and didn’t want people to be addicted.</text:p>
      <text:p text:style-name="P12">No more Flappy Bird downloads, and iphones with it already installed are selling for thousands on eBay! <text:s/><text:span text:style-name="T5">For me the takeaway message is that, if some bloke from Hanoi in Vietnam can get lucky, then so can someone from Holme Wood or West Bowling, so what’s stopping you all from trying?</text:span></text:p>
      <text:p text:style-name="P1"/>
      <text:p text:style-name="P2"><text:soft-page-break/>End of support for Windows XP</text:p>
      <text:p text:style-name="P1"/>
      <text:p text:style-name="P3">What’s happening?</text:p>
      <text:p text:style-name="P8">Microsoft’s formal support of Windows XP will end on 8<text:span text:style-name="T1">th</text:span> April 2014. From that date there will be no more security fixes for Windows XP, not for love nor money.</text:p>
      <text:p text:style-name="P2">Why does it matter?</text:p>
      <text:p text:style-name="P7">It’s not simply a case of no more fixes for XP. Fixes for newer versions of Windows will give the bad guys big hints about how they can crack XP, and Microsoft will do nothing to stop it. So that’s quite worrying when so many people and businesses still run XP.</text:p>
      <text:p text:style-name="P2">Who’s affected?</text:p>
      <text:p text:style-name="P7">Huge numbers <text:span text:style-name="T8">of people and businesses, including large parts of the NHS, HMRC etc</text:span></text:p>
      <text:p text:style-name="P7">In fact the market share of XP <text:span text:style-name="T8">is still around 30% of all PCs, and </text:span>actually increased last month!</text:p>
      <text:p text:style-name="P2">What can <text:span text:style-name="T7">people</text:span> do about it?</text:p>
      <text:p text:style-name="P7">Well Microsoft expects you to spend money on a brand new PC (running Windows 8 which everyone hates), <text:span text:style-name="T8">or to upgrade - o</text:span>bviously people would rather not lose all their website logins, photos, old email etc. Upgrading is difficult - the only direct upgrade is to Windows Vista, and that costs money. <text:s/>Maybe now would be a good time to think about buying a tablet computer instead of a new PC. <text:s/></text:p>
      <text:p text:style-name="P5"/>
      <text:p text:style-name="P7">The alternative would be to keep your old PC and install Linux on it. <text:s/>Linux is free of charge, and good with old hardware. <text:s/>But <text:span text:style-name="T8">installing Linux isn’t as simple as installing Flappy Bird, and </text:span>you’ll have to <text:span text:style-name="T8">get used to new applications like Libre Office instead of Word. <text:s/>We’ll be covering this further next month, when we hope to have a victim to try it out on! <text:s/>If you’d like to be our victim, maybe you could tweet @bcbradio?</text:span></text:p>
      <text:p text:style-name="P1"/>
      <text:p text:style-name="P2">Inappropriate Recommendations</text:p>
      <text:p text:style-name="P2"><text:span text:style-name="T3"/></text:p>
      <text:p text:style-name="P2"><text:span text:style-name="T3">Every night lately Amazon has been spamming me with suggestions for Valentine’s day and frankly they are rubbish. <text:s/>I really don’t want to go Gin Tasting in Leeds. <text:s/>In fact all the suggestions seem to be in Leeds. <text:s/>And YouTube keeps recommending me awful stuff just because I watched a video about </text:span><text:span text:style-name="T4">checking your car battery. <text:s/>Twitter wants me to follow complete strangers, bozo celebs and the FabLab in Enschede, Holland. <text:s/>Frankly all this is weirding me out. <text:s/>Anyone else, or is it just me?</text:span></text:p>
      <text:p text:style-name="P1"/>
      <text:p text:style-name="P6">We do have some recommendations of who to follow on Twitter - @bcbradio - and you can also follow bcbradio on Facebook, there’s some really good stuff on there and I’m not just saying that because I have to. </text:p>
      <text:p text:style-name="P1"/>
      <text:p text:style-name="P2">Closing Music</text:p>
      <text:p text:style-name="P2"/>
      <text:p text:style-name="P1">For Valentine’s Day we have a special Lurve Mix for you.</text:p>
      <text:p text:style-name="P1">First up, there’s Soft Cell’s Tainted Love - played on 13 three and a half inch floppy drives and a hard disk in a big cardboard box - check out the video on You Tube, it’s not hard to find.</text:p>
      <text:p text:style-name="P1">And then, if there’s time, it’s Lovers Theme by Herve Roy, the name’s probably not familiar but you might recognise the tune, so on Valentine’s evening when you’re enjoying chocolate mousse with your beloved we hope you’ll think of this. <text:span text:style-name="T8">We’ll be back in four weeks time. <text:s/></text:span>By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2-12T13:56:27.144335017</dc:date>
    <meta:editing-duration>P0D</meta:editing-duration>
    <meta:editing-cycles>1</meta:editing-cycles>
    <meta:generator>LibreOffice/4.2.0.4$Linux_X86_64 LibreOffice_project/420m0$Build-4</meta:generator>
    <meta:document-statistic meta:table-count="0" meta:image-count="0" meta:object-count="0" meta:page-count="2" meta:paragraph-count="36" meta:word-count="1016" meta:character-count="5685" meta:non-whitespace-character-count="4676"/>
  </office:meta>
</office:document-meta>
</file>